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68d" officeooo:paragraph-rsid="0001168d"/>
    </style:style>
    <style:style style:name="P2" style:family="paragraph" style:parent-style-name="Standard">
      <style:text-properties officeooo:rsid="0004a9f6" officeooo:paragraph-rsid="0004a9f6"/>
    </style:style>
    <style:style style:name="P3" style:family="paragraph" style:parent-style-name="Standard">
      <style:text-properties officeooo:rsid="0005f291" officeooo:paragraph-rsid="0005f291"/>
    </style:style>
    <style:style style:name="P4" style:family="paragraph" style:parent-style-name="Standard">
      <style:text-properties officeooo:rsid="00066314" officeooo:paragraph-rsid="00066314"/>
    </style:style>
    <style:style style:name="P5" style:family="paragraph" style:parent-style-name="Standard">
      <style:text-properties officeooo:rsid="0006dfe6" officeooo:paragraph-rsid="0006dfe6"/>
    </style:style>
    <style:style style:name="P6" style:family="paragraph" style:parent-style-name="Standard">
      <style:text-properties officeooo:rsid="0008358e" officeooo:paragraph-rsid="0008358e"/>
    </style:style>
    <style:style style:name="P7" style:family="paragraph" style:parent-style-name="Standard">
      <style:text-properties officeooo:rsid="000835e6" officeooo:paragraph-rsid="000835e6"/>
    </style:style>
    <style:style style:name="P8" style:family="paragraph" style:parent-style-name="Subtitle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0835e6" officeooo:paragraph-rsid="00095de8"/>
    </style:style>
    <style:style style:name="P10" style:family="paragraph" style:parent-style-name="Standard">
      <style:text-properties officeooo:rsid="000835e6" officeooo:paragraph-rsid="0009df86"/>
    </style:style>
    <style:style style:name="P11" style:family="paragraph" style:parent-style-name="Standard">
      <style:text-properties officeooo:rsid="000ba05a" officeooo:paragraph-rsid="000ba05a"/>
    </style:style>
    <style:style style:name="P12" style:family="paragraph" style:parent-style-name="Standard">
      <style:text-properties officeooo:rsid="000d8704" officeooo:paragraph-rsid="000d8704"/>
    </style:style>
    <style:style style:name="P13" style:family="paragraph" style:parent-style-name="Standard">
      <style:text-properties officeooo:rsid="000d8704" officeooo:paragraph-rsid="000f3ac8"/>
    </style:style>
    <style:style style:name="P14" style:family="paragraph" style:parent-style-name="Standard">
      <style:text-properties officeooo:rsid="000fcd1e" officeooo:paragraph-rsid="000fcd1e"/>
    </style:style>
    <style:style style:name="P15" style:family="paragraph" style:parent-style-name="Standard">
      <style:text-properties officeooo:rsid="000fda6f" officeooo:paragraph-rsid="000fda6f"/>
    </style:style>
    <style:style style:name="P16" style:family="paragraph" style:parent-style-name="Standard">
      <style:text-properties officeooo:rsid="001005a0" officeooo:paragraph-rsid="001005a0"/>
    </style:style>
    <style:style style:name="P17" style:family="paragraph" style:parent-style-name="Standard">
      <style:text-properties fo:font-weight="bold" officeooo:rsid="001005a0" officeooo:paragraph-rsid="001005a0" style:font-weight-asian="bold" style:font-weight-complex="bold"/>
    </style:style>
    <style:style style:name="P18" style:family="paragraph" style:parent-style-name="Standard">
      <style:text-properties officeooo:rsid="001045a4" officeooo:paragraph-rsid="001045a4"/>
    </style:style>
    <style:style style:name="P19" style:family="paragraph" style:parent-style-name="Standard">
      <style:text-properties fo:color="#800000" fo:font-style="italic" fo:font-weight="bold" officeooo:rsid="001045a4" officeooo:paragraph-rsid="001045a4" style:font-style-asian="italic" style:font-weight-asian="bold" style:font-style-complex="italic" style:font-weight-complex="bold"/>
    </style:style>
    <style:style style:name="T1" style:family="text">
      <style:text-properties officeooo:rsid="0002fea0"/>
    </style:style>
    <style:style style:name="T2" style:family="text">
      <style:text-properties officeooo:rsid="000760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83d72"/>
    </style:style>
    <style:style style:name="T6" style:family="text">
      <style:text-properties officeooo:rsid="00089fea"/>
    </style:style>
    <style:style style:name="T7" style:family="text">
      <style:text-properties officeooo:rsid="00095de8"/>
    </style:style>
    <style:style style:name="T8" style:family="text">
      <style:text-properties officeooo:rsid="000f3a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eek 1</text:p>
      <text:p text:style-name="P1">Javac Empty.java →<text:span text:style-name="T1"> creating .class</text:span></text:p>
      <text:p text:style-name="P1">java Empty →<text:span text:style-name="T1"> start the .class file</text:span></text:p>
      <text:p text:style-name="P5">touch myFile → create file</text:p>
      <text:p text:style-name="P1"/>
      <text:p text:style-name="P8">Week 2</text:p>
      <text:p text:style-name="P2">java -cp bin <text:s/>(java classpath)</text:p>
      <text:p text:style-name="P3">ls -l → листва + пермишъни</text:p>
      <text:p text:style-name="P4">mkdir -p A/B/C → create 3 folders one in another </text:p>
      <text:p text:style-name="P5">cat myfile → edit smth in myfile <text:span text:style-name="T2">(less myfile → shows less from the file)</text:span></text:p>
      <text:p text:style-name="P6">head -n 2 myfile2 → shows first 2 rows</text:p>
      <text:p text:style-name="P6"/>
      <text:p text:style-name="P7"><text:span text:style-name="T4">Permissions</text:span> </text:p>
      <text:p text:style-name="P7">-rwxrwxrwx (the current user; the groups; the others)</text:p>
      <text:p text:style-name="P7"><text:s/><text:span text:style-name="T6">111111111 → 777 full permissions</text:span></text:p>
      <text:p text:style-name="P7">we use dash „-“ <text:s/>for files; „l“ <text:span text:style-name="T5">(soft <text:s/>connection)</text:span></text:p>
      <text:p text:style-name="P7"/>
      <text:p text:style-name="P7">- <text:span text:style-name="T5">chown (change permissions of the file)</text:span></text:p>
      <text:p text:style-name="P10">- <text:span text:style-name="T5">chmod u-r <text:s/>(for the group user remove read permission) →</text:span></text:p>
      <text:p text:style-name="P10"><text:span text:style-name="T5">--</text:span>wxrwxrwx- <text:span text:style-name="T5">chmod u+r <text:s/>(for the group user giving read permission) → --</text:span>wxrwxrwx</text:p>
      <text:p text:style-name="P9"><text:span text:style-name="T7">d</text:span>rw-rw-rw- →<text:span text:style-name="T7"> directory, it's not executable </text:span></text:p>
      <text:p text:style-name="P11">sh someFile</text:p>
      <text:p text:style-name="P11">cd → goes to root dir</text:p>
      <text:p text:style-name="P11"/>
      <text:p text:style-name="P12">Functional programming → doesn't have state (state of the program)</text:p>
      <text:p text:style-name="P12">Процедурно → </text:p>
      <text:p text:style-name="P13">Logical → everything is in some tasks</text:p>
      <text:p text:style-name="P13"><text:span text:style-name="T8">Object oriented → състояние и поведение</text:span> </text:p>
      <text:p text:style-name="P14">ctor → constructor</text:p>
      <text:p text:style-name="P15">Полиморфизъм → <text:s/>възможността един клас да има няколко типа; </text:p>
      <text:p text:style-name="P15">public, private, protected, default </text:p>
      <text:p text:style-name="P15"/>
      <text:p text:style-name="P19">Капсулация, абстракция, полиморфизъм, и четвърто :Д</text:p>
      <text:p text:style-name="P15"/>
      <text:p text:style-name="P16">static and dynamic tipes methods and types</text:p>
      <text:p text:style-name="P18">­</text:p>
      <text:p text:style-name="P16"><text:span text:style-name="T3">A b = new B();</text:span></text:p>
      <text:p text:style-name="P17">b.a() → if a is static we call A.a(), if it's dynamic we call b.a() , because A is our static type, but B is our dynamic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1:51:42.545951207</meta:creation-date>
    <dc:date>2015-11-25T20:32:45.937785808</dc:date>
    <meta:editing-duration>PT2H12M24S</meta:editing-duration>
    <meta:editing-cycles>23</meta:editing-cycles>
    <meta:generator>LibreOffice/5.0.2.2$Linux_X86_64 LibreOffice_project/00m0$Build-2</meta:generator>
    <meta:document-statistic meta:table-count="0" meta:image-count="0" meta:object-count="0" meta:page-count="1" meta:paragraph-count="32" meta:word-count="222" meta:character-count="1222" meta:non-whitespace-character-count="1019"/>
  </office:meta>
</office:document-meta>
</file>